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'Droid Sans Mono', monospace, monospace, 'Droid Sans Fallback'"/>
  </office:font-face-decls>
  <office:automatic-styles>
    <style:style style:name="P1" style:family="paragraph" style:parent-style-name="Standard">
      <style:text-properties officeooo:rsid="000bfacf" officeooo:paragraph-rsid="000bfacf"/>
    </style:style>
    <style:style style:name="P2" style:family="paragraph" style:parent-style-name="Standard">
      <style:text-properties officeooo:rsid="000dca1f" officeooo:paragraph-rsid="000dca1f"/>
    </style:style>
    <style:style style:name="P3" style:family="paragraph" style:parent-style-name="Standard">
      <style:paragraph-properties style:line-height-at-least="0.503cm"/>
      <style:text-properties fo:color="#000000" loext:opacity="100%" style:font-name="monospace" fo:font-size="10.5pt" fo:font-weight="normal" fo:background-color="#fffffe"/>
    </style:style>
    <style:style style:name="P4" style:family="paragraph" style:parent-style-name="Standard">
      <style:text-properties fo:color="#000000" loext:opacity="100%" style:font-name="monospace" fo:font-size="10.5pt" fo:font-weight="normal" officeooo:rsid="000dca1f" officeooo:paragraph-rsid="000dca1f" fo:background-color="#fffffe"/>
    </style:style>
    <style:style style:name="T1" style:family="text">
      <style:text-properties fo:color="#795e26" loext:opacity="100%"/>
    </style:style>
    <style:style style:name="T2" style:family="text">
      <style:text-properties fo:color="#af00db" loext:opacity="100%"/>
    </style:style>
    <style:style style:name="T3" style:family="text">
      <style:text-properties fo:color="#a31515" loext:opacity="100%"/>
    </style:style>
    <style:style style:name="T4" style:family="text">
      <style:text-properties fo:color="#098156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1"/>
      <text:p text:style-name="P1"/>
      <text:p text:style-name="P1"/>
      <text:p text:style-name="P1"/>
      <text:p text:style-name="P2">3.</text:p>
      <text:p text:style-name="P2"/>
      <text:p text:style-name="P2">import pandas as pd</text:p>
      <text:p text:style-name="P2">from sklearn.tree import DecisionTreeClassifier </text:p>
      <text:p text:style-name="P2">from sklearn.model_selection import train_test_split </text:p>
      <text:p text:style-name="P2">from sklearn import metrics </text:p>
      <text:p text:style-name="P2"/>
      <text:p text:style-name="P2">pima = pd.read_csv("/content/zoo_data.csv")</text:p>
      <text:p text:style-name="P2"/>
      <text:p text:style-name="P2">pima.head()</text:p>
      <text:p text:style-name="P2"/>
      <text:p text:style-name="P2">y=pima["1.7"]</text:p>
      <text:p text:style-name="P2"/>
      <text:p text:style-name="P4"><text:span text:style-name="T2">import</text:span> numpy <text:span text:style-name="T2">as</text:span> np</text:p>
      <text:p text:style-name="P3">y=np.array(y)</text:p>
      <text:p text:style-name="P3"><text:span text:style-name="T1">print</text:span>(y)</text:p>
      <text:p text:style-name="P2"/>
      <text:p text:style-name="P4">x=pima.drop(columns=[<text:span text:style-name="T3">"1.7"</text:span>])</text:p>
      <text:p text:style-name="P2"/>
      <text:p text:style-name="P4">X_train, X_test, y_train, y_test = train_test_split(x, y,test_size=<text:span text:style-name="T4">0.2</text:span>,random_state=<text:span text:style-name="T4">4</text:span>)</text:p>
      <text:p text:style-name="P2"/>
      <text:p text:style-name="P2">clf = DecisionTreeClassifier()</text:p>
      <text:p text:style-name="P2"/>
      <text:p text:style-name="P2">clf = clf.fit(X_train,y_train)</text:p>
      <text:p text:style-name="P2"/>
      <text:p text:style-name="P2">y_pred = clf.predict(X_test)</text:p>
      <text:p text:style-name="P2"/>
      <text:p text:style-name="P4"><text:span text:style-name="T1">print</text:span>(<text:span text:style-name="T3">"Accuracy:"</text:span>,metrics.accuracy_score(y_test, y_pred))</text:p>
      <text:p text:style-name="P2"/>
      <text:p text:style-name="P4"><text:span text:style-name="T1">print</text:span>(<text:span text:style-name="T3">"Confusion Matrix:\n"</text:span>,metrics.confusion_matrix(y_test, y_pred))</text:p>
      <text:p text:style-name="P2"/>
      <text:p text:style-name="P4"><text:span text:style-name="T1">print</text:span>(<text:span text:style-name="T3">"Classification Report:\n"</text:span>,metrics.classification_report(y_test, y_pred))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3:35:20.449131017</meta:creation-date>
    <dc:date>2023-01-10T00:56:37.719159388</dc:date>
    <meta:editing-duration>PT20M46S</meta:editing-duration>
    <meta:editing-cycles>1</meta:editing-cycles>
    <meta:document-statistic meta:table-count="0" meta:image-count="0" meta:object-count="0" meta:page-count="1" meta:paragraph-count="20" meta:word-count="54" meta:character-count="665" meta:non-whitespace-character-count="628"/>
    <meta:generator>LibreOffice/7.3.7.2$Linux_X86_64 LibreOffice_project/30$Build-2</meta:generator>
  </office:meta>
</office:document-meta>
</file>